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49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4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3" style:family="paragraph" style:parent-style-name="Table_20_Contents">
      <style:text-properties style:font-name="ＭＳ Ｐゴシック" style:font-name-asian="ＭＳ Ｐゴシック"/>
    </style:style>
    <style:style style:name="P2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7" style:family="paragraph" style:parent-style-name="Standard" style:list-style-name="L49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0527_160013</text:p>
      <text:p text:style-name="P13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国立市富士見台二丁目新築計画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9">晴れ。雲あり。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9">谷保駅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刻</text:p>
          </table:table-cell>
          <table:table-cell table:style-name="表19.C2" office:value-type="string">
            <text:list xml:id="list1084087776660016127" text:style-name="L1">
              <text:list-item>
                <text:p text:style-name="P25">開始　　９：３０ぐらいか</text:p>
              </text:list-item>
              <text:list-item>
                <text:p text:style-name="P25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8154416873394645196" text:style-name="L2">
              <text:list-item>
                <text:p text:style-name="P26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5400401381610857134" text:style-name="L3">
              <text:list-item>
                <text:p text:style-name="P27">バイブ２人。私が担当した人は、メガネあり。５０前後か。１７３ぐらい。やや、痩せている。</text:p>
              </text:list-item>
              <text:list-item>
                <text:p text:style-name="P27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27">洗いの人。バイブの２番目の人と、顔立ちが似ている。１７０少しか。顔つきが、やはり、発達系の特徴を見せている。</text:p>
              </text:list-item>
              <text:list-item>
                <text:p text:style-name="P27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2345250040904185835" text:style-name="L4">
              <text:list-item>
                <text:p text:style-name="P28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4668078299464134930" text:style-name="L5">
              <text:list-item>
                <text:p text:style-name="P29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6459883812759499078" text:style-name="L6">
              <text:list-item>
                <text:p text:style-name="P30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ext:soft-page-break/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1218858073061317039" text:style-name="L7">
              <text:list-item>
                <text:p text:style-name="P31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1687401761328328361" text:style-name="L8">
              <text:list-item>
                <text:p text:style-name="P32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8301156281583398443" text:style-name="L9">
              <text:list-item>
                <text:p text:style-name="P33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8587342946096884764" text:style-name="L10">
              <text:list-item>
                <text:p text:style-name="P34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8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2814330032307409865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6122862848697910916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事物</text:p>
          </table:table-cell>
          <table:table-cell table:style-name="表19.C2" office:value-type="string">
            <text:list xml:id="list202515490435968767" text:style-name="L13">
              <text:list-item>
                <text:p text:style-name="P37">現場の近く。駅への途中。「健祐」という漢字を載せた看板。を、掲げてある、作業場。</text:p>
              </text:list-item>
              <text:list-item>
                <text:p text:style-name="P37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2459586467579891519" text:style-name="L14">
              <text:list-item>
                <text:p text:style-name="P38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1502045530859239188" text:style-name="L15">
              <text:list-item>
                <text:p text:style-name="P39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9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6138616253836093604" text:style-name="L16">
              <text:list-item>
                <text:p text:style-name="P40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3"/>
      <text:p text:style-name="P4">[/ XXXX] 20210527_163034</text:p>
      <text:p text:style-name="P5"/>
      <text:p text:style-name="P7"/>
      <text:p text:style-name="P2">---------------------------------------------------------------</text:p>
      <text:p text:style-name="P4">[XXX] 20210605_151517</text:p>
      <text:p text:style-name="P13"><text:soft-page-break/>myself / towa diary / XXX</text:p>
      <text:p text:style-name="P3"><text:span text:style-name="T3">作業日：6</text:span><text:span text:style-name="T5">/04</text:span><text:span text:style-name="T4"> f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9">社会福祉法人まごころ　まごごろタウン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9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9">団地坂上（バス）　百合ケ丘（鉄道）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8945719869629230196" text:style-name="L17">
              <text:list-item>
                <text:p text:style-name="P41">開始　：　９時頃か？</text:p>
              </text:list-item>
              <text:list-item>
                <text:p text:style-name="P41">詰所到着　：　４：１０ぐらいか。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8453989515492233674" text:style-name="L18">
              <text:list-item>
                <text:p text:style-name="P42">FUJITA。３人。一人は、ベトナムか。</text:p>
              </text:list-item>
              <text:list-item>
                <text:p text:style-name="P42">職長らしき人、前にも、前回か、一緒になった。４０前後か、若く見える。かっぷく、良し。</text:p>
              </text:list-item>
              <text:list-item>
                <text:p text:style-name="P42">もう一人の日本人。３０半ばか。１６５少し。ヒゲあり。あご、ほお。</text:p>
              </text:list-item>
              <text:list-item>
                <text:p text:style-name="P42">trzeci osób jest osobą wietnamskim.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土工さん</text:p>
          </table:table-cell>
          <table:table-cell table:style-name="表20.C2" office:value-type="string">
            <text:list xml:id="list5173143160466459654" text:style-name="L19">
              <text:list-item>
                <text:p text:style-name="P43">バイブ、二人。ともに、ベトナム人。２０代後半か。手馴れ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5786579048171886220" text:style-name="L20">
              <text:list-item>
                <text:p text:style-name="P44">設備の相番。東和から。小杉営業所所属。検校さん。鹿児島出身（か？）住まいも、小杉。６１歳。電気が、小学生のときから好き。自宅に、オーディオなど、多数あり。ハンダ付け、得意。スピーカーも自作する。中学生の頃（と言っていたか）、ダンボールで自作した。真空管も持っている。アンプを作った。「重厚な」音がする、とのこと。フリーマーケットに好んで行く。大井競馬場で、大きなフリマがある。いまはコロナで、ない。解体屋さんが、品々を持ち込む。３０万を一日で儲ける、とのこと。今日の（金曜）仕事、前日の６時に電話が来た。明日の土曜、休みたい、とのこと。以前は、メーカに勤めていた。その後、テレビ関係。『鑑定団』という番組の制作に携わっていた（かなにか、制作の話しをした）。以前に、ケーナを買う。音が出ない。後、出た。その時点で、まあいいか、と、おしまい。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7712221436447533657" text:style-name="L21">
              <text:list-item>
                <text:p text:style-name="P45">朝、ゲートを開けた人は、女性。４０半ばか、１６０弱、小柄。声が、なにか、絡みつくような声色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4671609244610818407" text:style-name="L22">
              <text:list-item>
                <text:p text:style-name="P46">赤いシャツを着た人がいる。親方さんらしき人。５０半ばか。中背。バイブの、ベトナムの人と、気軽に談話している。</text:p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8024902136059324114" text:style-name="L23">
              <text:list-item>
                <text:p text:style-name="P47">１７５ぐらい。顔立ちは、キリリとしてい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910357946196884693" text:style-name="L24">
              <text:list-item>
                <text:p text:style-name="P48">４人ぐらい、いたか、スラブで見かけた人は。打設、モルタル出しの前に、設備の相番はどこだ！といったことを、怒鳴っている。設備の人は、表情を変えず、ただ、すいません、と受けている。この監督さんは、顔色、浅黒い。結婚指輪、あり。体格の横幅、ややあり。</text:p>
              </text:list-item>
              <text:list-item>
                <text:p text:style-name="P48">朝の朝礼は、会議室にて。</text:p>
              </text:list-item>
            </text:list>
          </table:table-cell>
        </table:table-row>
        <text:soft-page-break/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4007170560506720201" text:style-name="L25">
              <text:list-item>
                <text:p text:style-name="P49">扶桑電気の人。終わったあとのサインの時、あいさつした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871830673780913042" text:style-name="L26">
              <text:list-item>
                <text:p text:style-name="P50">斉藤さん。下の名は、建二さん。以前２回、一緒になっている。職長をしてもらった。日報のサイン、元々は、各自用意。終わって詰所。斉藤さんは１０分ぐらい早く、上がっている。斉藤さんの日報に、私の名前を連名するよう、促してくれ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8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3323910757483199881" text:style-name="L27">
              <text:list-item>
                <text:p text:style-name="P51">区画の端に位置する、階段から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4956676973333129608" text:style-name="L28">
              <text:list-item>
                <text:p text:style-name="P52">帰り。百合ケ丘駅まで、歩き。検校さんと。同氏は、朝も、徒歩。武蔵溝の口で、別れる。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263502825508763090" text:style-name="L29">
              <text:list-item>
                <text:p text:style-name="P53">団地がある。現場は、坂を上がって、少しなだらかになっている場所にあ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6832874279722093590" text:style-name="L30">
              <text:list-item>
                <text:p text:style-name="P54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たこと</text:p>
          </table:table-cell>
          <table:table-cell table:style-name="表20.C2" office:value-type="string">
            <text:list xml:id="list4512374030752617716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3927050233934535173" text:style-name="L32">
              <text:list-item>
                <text:p text:style-name="P56">スラブへ渡してある、階段。濡れている。滑るだろう、重心に位置によっては。</text:p>
              </text:list-item>
            </text:list>
          </table:table-cell>
        </table:table-row>
      </table:table>
      <text:p text:style-name="P13"/>
      <text:p text:style-name="P4">[/ XXXX] 20210605_155821</text:p>
      <text:p text:style-name="P5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/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35826404" text:continue-list="list8945719869629230196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ext:soft-page-break/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1167085687656030356" text:style-name="L50">
              <text:list-item>
                <text:p text:style-name="P72"/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766767032766399980" text:style-name="L51">
              <text:list-item>
                <text:p text:style-name="P7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017061030549144555" text:style-name="L52">
              <text:list-item>
                <text:p text:style-name="P74"/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6226016057461605679" text:style-name="L53">
              <text:list-item>
                <text:p text:style-name="P75"/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7773816634942712132" text:style-name="L54">
              <text:list-item>
                <text:p text:style-name="P76"/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2470994131622734487" text:style-name="L55">
              <text:list-item>
                <text:p text:style-name="P77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244769091498015390" text:style-name="L56">
              <text:list-item>
                <text:p text:style-name="P78"/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5994224058312632204" text:style-name="L57">
              <text:list-item>
                <text:p text:style-name="P79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9158148450115774419" text:style-name="L58">
              <text:list-item>
                <text:p text:style-name="P8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1450492713992464046" text:style-name="L59">
              <text:list-item>
                <text:p text:style-name="P8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7510839855836282961" text:style-name="L60">
              <text:list-item>
                <text:p text:style-name="P8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3515510931651270396" text:style-name="L61">
              <text:list-item>
                <text:p text:style-name="P8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3865624972329220416" text:style-name="L62">
              <text:list-item>
                <text:p text:style-name="P84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3036102652905002798" text:style-name="L63">
              <text:list-item>
                <text:p text:style-name="P8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1749624900608839673" text:style-name="L64">
              <text:list-item>
                <text:p text:style-name="P86"/>
              </text:list-item>
            </text:list>
          </table:table-cell>
        </table:table-row>
      </table:table>
      <text:p text:style-name="P13"><text:soft-page-break/></text:p>
      <text:p text:style-name="P4">[/ XXXX] </text:p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5808961" text:continue-list="list35826404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7370897512759959523" text:style-name="L33">
              <text:list-item>
                <text:p text:style-name="P5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4253121945573849890" text:style-name="L34">
              <text:list-item>
                <text:p text:style-name="P5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8520834584797537757" text:style-name="L35">
              <text:list-item>
                <text:p text:style-name="P5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857046333367203433" text:style-name="L36">
              <text:list-item>
                <text:p text:style-name="P6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8347620620594463157" text:style-name="L37">
              <text:list-item>
                <text:p text:style-name="P6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722404913063188394" text:style-name="L38">
              <text:list-item>
                <text:p text:style-name="P6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975743391796395042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204794082763032938" text:style-name="L40">
              <text:list-item>
                <text:p text:style-name="P64"/>
              </text:list-item>
            </text:list>
          </table:table-cell>
        </table:table-row>
        <text:soft-page-break/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856218478335620314" text:style-name="L41">
              <text:list-item>
                <text:p text:style-name="P6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6166925670520783025" text:style-name="L42">
              <text:list-item>
                <text:p text:style-name="P6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4408023110460693310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4992797767086655155" text:style-name="L44">
              <text:list-item>
                <text:p text:style-name="P6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4151135119303994728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7402590465354179275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6268562155972227447" text:style-name="L47">
              <text:list-item>
                <text:p text:style-name="P7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3895987404166636497" text:style-name="L48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8021536659822722010" text:style-name="L49">
        <text:list-item>
          <text:p text:style-name="P15"><text:soft-page-break/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  <table:table-row>
          <table:table-cell table:style-name="表276.A4" office:value-type="string">
            <text:p text:style-name="P10">e &amp;&amp; p</text:p>
          </table:table-cell>
        </table:table-row>
        <table:table-row>
          <table:table-cell table:style-name="表276.A4" office:value-type="string">
            <text:p text:style-name="P10"/>
          </table:table-cell>
        </table:table-row>
      </table:table>
      <text:list xml:id="list35824769" text:continue-numbering="true" text:style-name="L49">
        <text:list-item>
          <text:p text:style-name="P87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6-05T15:59:12.56</dc:date>
    <dc:creator>iwabuchi ken</dc:creator>
    <meta:editing-duration>P1DT15H59M53S</meta:editing-duration>
    <meta:editing-cycles>261</meta:editing-cycles>
    <meta:generator>OpenOffice/4.1.3$Win32 OpenOffice.org_project/413m1$Build-9783</meta:generator>
    <meta:document-statistic meta:table-count="5" meta:image-count="0" meta:object-count="0" meta:page-count="8" meta:paragraph-count="225" meta:word-count="3351" meta:character-count="4966"/>
  </office:meta>
</office:document-meta>
</file>